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3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fo:letter-spacing="normal"/>
    </style:style>
    <style:style style:name="P4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fo:letter-spacing="normal"/>
    </style:style>
    <style:style style:name="P5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SFMono-Regular" fo:font-size="9.75pt" fo:letter-spacing="normal" fo:font-style="normal" fo:font-weight="normal"/>
    </style:style>
    <style:style style:name="P6" style:family="paragraph" style:parent-style-name="Standard">
      <style:text-properties officeooo:rsid="0012eb4e" officeooo:paragraph-rsid="0012eb4e"/>
    </style:style>
    <style:style style:name="P7" style:family="paragraph" style:parent-style-name="Standard">
      <style:text-properties officeooo:rsid="0012eb4e" officeooo:paragraph-rsid="00131565"/>
    </style:style>
    <style:style style:name="P8" style:family="paragraph" style:parent-style-name="Standard">
      <style:text-properties officeooo:paragraph-rsid="00131565"/>
    </style:style>
    <style:style style:name="P9" style:family="paragraph" style:parent-style-name="Standard">
      <style:text-properties fo:color="#000000" loext:opacity="100%" officeooo:rsid="0012eb4e" officeooo:paragraph-rsid="00131565"/>
    </style:style>
    <style:style style:name="P10" style:family="paragraph" style:parent-style-name="Standard">
      <style:text-properties officeooo:rsid="0012eb4e" officeooo:paragraph-rsid="0012eb4e"/>
    </style:style>
    <style:style style:name="T1" style:family="text">
      <style:text-properties style:font-name="SFMono-Regular" fo:font-size="9.75pt" fo:font-style="normal" fo:font-weight="normal"/>
    </style:style>
    <style:style style:name="T2" style:family="text">
      <style:text-properties officeooo:rsid="0012eb4e"/>
    </style:style>
    <style:style style:name="T3" style:family="text">
      <style:text-properties fo:font-variant="normal" fo:text-transform="none" fo:color="#1d2125" loext:opacity="100%" style:font-name="SFMono-Regular" fo:font-size="9.75pt" fo:letter-spacing="normal" fo:font-style="normal" fo:font-weight="normal" style:font-name-asian="NSimSun" style:font-size-asian="10pt" style:font-name-complex="Liberation Mono" style:font-size-complex="10pt"/>
    </style:style>
    <style:style style:name="T4" style:family="text">
      <style:text-properties officeooo:rsid="0013156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1565" style:font-style-asian="italic" style:font-style-complex="italic"/>
    </style:style>
    <style:style style:name="T7" style:family="text">
      <style:text-properties fo:color="#b2b2b2" loext:opacity="100%" fo:font-style="italic" style:font-style-asian="italic" style:font-style-complex="italic"/>
    </style:style>
    <style:style style:name="T8" style:family="text">
      <style:text-properties fo:color="#b2b2b2" loext:opacity="100%" fo:font-style="italic" officeooo:rsid="00131565" style:font-style-asian="italic" style:font-style-complex="italic"/>
    </style:style>
    <style:style style:name="T9" style:family="text">
      <style:text-properties fo:color="#b2b2b2" loext:opacity="100%" fo:font-style="italic" officeooo:rsid="0012eb4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ctividad 1: Recorrer el DOM</text:h>
      <text:p text:style-name="P2">Saber cómo recorrer el DOM utilizando JavaScript proporciona una base para alterar una página HTML en tiempo real. Utiliza<text:span text:style-name="T2">r </text:span>el HTML <text:span text:style-name="T2">siguiente </text:span></text:p>
      <text:p text:style-name="P3"><text:s text:c="7"/></text:p>
      <text:p text:style-name="P5">&lt;html&gt;</text:p>
      <text:p text:style-name="P5">&lt;head&gt;</text:p>
      <text:p text:style-name="P4"><text:s text:c="2"/><text:span text:style-name="T1">&lt;title&gt;JavaScript y el Document Object Model&lt;/title&gt;</text:span></text:p>
      <text:p text:style-name="P5">&lt;/head&gt;</text:p>
      <text:p text:style-name="P5">&lt;body&gt;</text:p>
      <text:p text:style-name="P4"><text:s text:c="2"/><text:span text:style-name="T1">&lt;div id="page"&gt;</text:span></text:p>
      <text:p text:style-name="P4"><text:s text:c="4"/><text:span text:style-name="T1">&lt;div id="header"&gt;&lt;h1 id="title"&gt;título&lt;/h1&gt;&lt;/div&gt;</text:span></text:p>
      <text:p text:style-name="P4"><text:s text:c="4"/><text:span text:style-name="T1">&lt;div id="content"&gt;</text:span></text:p>
      <text:p text:style-name="P4"><text:s text:c="6"/><text:span text:style-name="T1">&lt;h2&gt;contenido del titulo&lt;/h2&gt;</text:span></text:p>
      <text:p text:style-name="P4"><text:s text:c="6"/><text:span text:style-name="T1">&lt;p&gt;algo copiado iría aqui&lt;/p&gt;</text:span></text:p>
      <text:p text:style-name="P4"><text:s text:c="6"/><text:span text:style-name="T1">&lt;p&gt;más cosas aqui&lt;/p&gt;</text:span></text:p>
      <text:p text:style-name="P4"><text:s text:c="4"/><text:span text:style-name="T1">&lt;/div&gt;</text:span></text:p>
      <text:p text:style-name="P4"><text:s text:c="2"/><text:span text:style-name="T1">&lt;/div&gt;</text:span></text:p>
      <text:p text:style-name="P8"><text:s text:c="2"/><text:span text:style-name="T3"><text:s text:c="2"/>&lt;script&gt;<text:line-break/> <text:s text:c="5"/>var nodo = document.body.children[0]</text:span></text:p>
      <text:p text:style-name="P8"><text:span text:style-name="T3"><text:s text:c="3"/>&lt;/script&gt;<text:line-break/></text:span><text:span text:style-name="T1"> </text:span></text:p>
      <text:p text:style-name="P5">&lt;/body&gt;</text:p>
      <text:p text:style-name="P5">&lt;/html&gt;</text:p>
      <text:p text:style-name="P2"><text:line-break/>para realizar las siguientes tareas <text:span text:style-name="T4">u</text:span>tiliza<text:span text:style-name="T4">r</text:span> la<text:span text:style-name="T4">s </text:span><text:s/>propiedad<text:span text:style-name="T4">es </text:span><text:s text:c="2"/>firstChild, <text:s/>lastChild , nextSibling , previousSibling, <text:span text:style-name="T4">etc</text:span> <text:s/>… para acceder <text:span text:style-name="T4">los </text:span>elemento<text:span text:style-name="T4">s</text:span>.</text:p>
      <text:p text:style-name="P6"/>
      <text:p text:style-name="P6">Mostrar del nodo referenciado: <text:s text:c="2"/><text:span text:style-name="T7">alert("El propio nodo : " + nodo.nodeName) --&gt;</text:span><text:span text:style-name="T8">DIV</text:span></text:p>
      <text:p text:style-name="P6"/>
      <text:p text:style-name="P7"><text:line-break/>Su hermano anterior: <text:span text:style-name="T7">--&gt;</text:span><text:span text:style-name="T8">#text</text:span><text:line-break/>Su hermano posterior: <text:span text:style-name="T7">--&gt;#text</text:span><text:span text:style-name="T8"> </text:span></text:p>
      <text:p text:style-name="P7">El padre del nodo: <text:span text:style-name="T7">--&gt;</text:span><text:span text:style-name="T8">BODY</text:span><text:line-break/>¿Tiene nodos hijo?: <text:span text:style-name="T7">--&gt;</text:span><text:span text:style-name="T8">true</text:span><text:line-break/>Número de hijos: <text:span text:style-name="T7">--&gt;</text:span><text:span text:style-name="T8">5</text:span><text:line-break/>Número de elementos que tiene: <text:span text:style-name="T7">--&gt;</text:span><text:span text:style-name="T8">2</text:span><text:line-break/>Primer hijo: <text:span text:style-name="T7">-→#text</text:span></text:p>
      <text:p text:style-name="P9"><text:span text:style-name="T6">Segundo hijo: </text:span><text:span text:style-name="T5"><text:s/></text:span><text:span text:style-name="T7">--&gt;</text:span><text:span text:style-name="T8">DIV</text:span></text:p>
      <text:p text:style-name="P9"><text:span text:style-name="T6">Primer elemento hijo: </text:span><text:span text:style-name="T5"><text:s/></text:span><text:span text:style-name="T7">-→DIV</text:span></text:p>
      <text:p text:style-name="P9"><text:span text:style-name="T6">Primer elemento hijo de div (header): </text:span><text:span text:style-name="T8">--&gt;H1</text:span></text:p>
      <text:p text:style-name="P8">Número hijos de su primer elemento: <text:span text:style-name="T2"><text:s/></text:span><text:span text:style-name="T9">--&gt;</text:span><text:span text:style-name="T8">1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07:59:12.663000000</meta:creation-date>
    <dc:date>2024-04-03T12:08:41.194000000</dc:date>
    <meta:editing-duration>PT1H26M34S</meta:editing-duration>
    <meta:editing-cycles>4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28" meta:word-count="157" meta:character-count="1111" meta:non-whitespace-character-count="919"/>
  </office:meta>
</office:document-meta>
</file>